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b353a" officeooo:paragraph-rsid="001a40b6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normal" officeooo:rsid="001b353a" officeooo:paragraph-rsid="001a40b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1de977" officeooo:paragraph-rsid="001de977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e977" style:font-weight-asian="normal" style:font-weight-complex="normal"/>
    </style:style>
    <style:style style:name="T5" style:family="text">
      <style:text-properties fo:font-weight="normal" officeooo:rsid="001e0acc" style:font-weight-asian="normal" style:font-weight-complex="normal"/>
    </style:style>
    <style:style style:name="T6" style:family="text">
      <style:text-properties fo:font-weight="normal" officeooo:rsid="001ec0be" style:font-weight-asian="normal" style:font-weight-complex="normal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2 </text:span><text:span text:style-name="T1">день</text:span></text:p>
      <text:p text:style-name="P2">Вот и прошёл второй день с разработки этого микро-приложения. Не ожидал, что это будет так тяжело, правильным было решение начать как только получил ТЗ. Я ж до этого не создавал приложений, а теперь куча нового экспириенса. </text:p>
      <text:p text:style-name="P2">Такс, сегодня одной из главных проблем можно назвать — русский язык. Абсолютно не зная как работает вывод текста на экран я полез в гущу леса и там же погряз часа на 4. Сначала проблема заключалась в том, что русские буквы выводились очень криво, нуууу, там их не было, их место занимали циферки, значки и тп. Сначала я захотел посмотреть что он вводит, вбил сиаутом, там тоже фигня была. Проблему я нашёл довольно быстро (минут 30 наверное искал) и обнаружил, что <text:span text:style-name="T8">char </text:span><text:span text:style-name="T2">не может хранить значения больше 127 (</text:span><text:span text:style-name="T8">unsigned: </text:span><text:span text:style-name="T2">255)</text:span><text:span text:style-name="T3">. Да уж, мне это показалось очень простой проблемой, но ища и ища пути решения, я всё больше стал терять надежду на лучшее. В итоге я наткнулся на </text:span><text:span text:style-name="T8">wchar_t </text:span><text:span text:style-name="T3">и </text:span><text:span text:style-name="T8">wstring</text:span><text:span text:style-name="T7"> – </text:span><text:span text:style-name="T3">это типы данных с расширенным количеством символов, то есть русские буквы там были. Собственно, убрав сиаут (он мне нафиг теперь не нужон), я заменил всё необходимое на эти типы данных и исправил немногочисленные новые ошибочки. Теперь </text:span><text:span text:style-name="T2">.</text:span><text:span text:style-name="T8">setString() </text:span><text:span text:style-name="T7"><text:s/></text:span><text:span text:style-name="T3">сработал правильно. А не работает он совместно в сиаутом из-за </text:span><text:span text:style-name="T7">setlocale(LC_ALL, “rus”), </text:span><text:span text:style-name="T3">которые работа</text:span><text:span text:style-name="T5">л</text:span><text:span text:style-name="T3"> только на ввод-вывод, но не как ни на установку строки. </text:span><text:span text:style-name="T4">Это краткая история боли, но текстом мне ни за что не передать всё чувство опустошения, поглощавшее мою душу во время этого откровенно неприятного и мало </text:span><text:span text:style-name="T6">воз</text:span><text:span text:style-name="T4">награждаущего действа.</text:span></text:p>
      <text:p text:style-name="P3">За эти 2 дня я успел сделать не так уж много, особенно осознавая, что меня ждёт дальше. Сегодня помимо ввода русского текста я сделал некое подобие логов, которые планирую развивать дальше. Также я что-то добавил, что-то убрал, но это уже не так значимо.</text:p>
      <text:p text:style-name="P4">Ох, только вспомнил, что мне завтра (ну вернее сегодня, уже 0:21) в школу, а я пока даже не знаю что задали. Ну, как говорится, с богом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0M50S</meta:editing-duration>
    <meta:editing-cycles>12</meta:editing-cycles>
    <meta:generator>LibreOffice/7.2.4.1$Windows_X86_64 LibreOffice_project/27d75539669ac387bb498e35313b970b7fe9c4f9</meta:generator>
    <dc:date>2023-01-13T00:24:21.247000000</dc:date>
    <meta:document-statistic meta:table-count="0" meta:image-count="0" meta:object-count="0" meta:page-count="1" meta:paragraph-count="5" meta:word-count="313" meta:character-count="1899" meta:non-whitespace-character-count="1587"/>
  </office:meta>
</office:document-meta>
</file>